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Wat is wetenschap?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Richèl Bilderbeek</text:p>
          </draw:text-box>
        </draw:frame>
        <draw:frame draw:style-name="gr1" draw:text-style-name="P2" draw:layer="layout" svg:width="2.115cm" svg:height="0.739cm" svg:x="6.858cm" svg:y="17.526cm">
          <draw:image xlink:href="Pictures/100002010000003C0000001512FD82DB5EDA50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etenschap is zowel de systematisch verkregen, geordende en verifieerbare menselijke kennis, het daarmee verbonden proces van kennisverwerving als de gemeenschap waarin deze kennis wordt vergaard.</text:p>
              </text:list-item>
              <text:list-item>
                <text:p>Deze gemeenschap heeft haar eigen wetenschappelijke methodes en conventies om tot hypotheses, wetmatigheden, theorieën en systemen te kome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0:31:09.714010078</meta:creation-date>
    <meta:editing-duration>PT1M58S</meta:editing-duration>
    <meta:editing-cycles>4</meta:editing-cycles>
    <meta:generator>LibreOffice/6.4.6.2$Linux_X86_64 LibreOffice_project/40$Build-2</meta:generator>
    <dc:title>Impress</dc:title>
    <dc:date>2020-10-10T10:33:08.979626874</dc:date>
    <meta:document-statistic meta:object-count="47"/>
  </office:meta>
</office:document-meta>
</file>